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e38" officeooo:paragraph-rsid="00064e38"/>
    </style:style>
    <style:style style:name="P2" style:family="paragraph" style:parent-style-name="Standard">
      <style:text-properties officeooo:rsid="0007e51c" officeooo:paragraph-rsid="0007e51c"/>
    </style:style>
    <style:style style:name="P3" style:family="paragraph" style:parent-style-name="Standard">
      <style:text-properties officeooo:rsid="000892ee" officeooo:paragraph-rsid="000892ee"/>
    </style:style>
    <style:style style:name="P4" style:family="paragraph" style:parent-style-name="Standard">
      <style:text-properties officeooo:rsid="0007e51c" officeooo:paragraph-rsid="0007e51c"/>
    </style:style>
    <style:style style:name="P5" style:family="paragraph" style:parent-style-name="Standard">
      <style:text-properties officeooo:rsid="000b9d59" officeooo:paragraph-rsid="000b9d59"/>
    </style:style>
    <style:style style:name="T1" style:family="text">
      <style:text-properties officeooo:rsid="000d5f0e"/>
    </style:style>
    <style:style style:name="T2" style:family="text">
      <style:text-properties officeooo:rsid="000e3f3b"/>
    </style:style>
    <style:style style:name="T3" style:family="text">
      <style:text-properties officeooo:rsid="000f9c2d"/>
    </style:style>
    <style:style style:name="T4" style:family="text">
      <style:text-properties officeooo:rsid="00113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2:00-<text:span text:style-name="T3">1:30</text:span></text:p>
      <text:p text:style-name="P1">CoarseGraining de un solo tubo:</text:p>
      <text:p text:style-name="P1"><text:tab/>Hex2point.py <text:span text:style-name="T4">(hex2pent.py)</text:span> <text:span text:style-name="T2">convierte cnt a prismas pentagonales</text:span></text:p>
      <text:p text:style-name="P1"><text:tab/>pent2point.py <text:span text:style-name="T4">(pent2points.py) </text:span><text:span text:style-name="T2">convierte priosmas pentagonales a linea sin cponectar</text:span></text:p>
      <text:p text:style-name="P1"><text:tab/>todo.py <text:span text:style-name="T4">(atomjoiner.py) </text:span><text:span text:style-name="T2">conecta las lineas generadas por medio de distancia</text:span></text:p>
      <text:p text:style-name="P1"/>
      <text:p text:style-name="P1">Utilidades:</text:p>
      <text:p text:style-name="P1"><text:tab/>Polygon </text:p>
      <text:p text:style-name="P1"><text:tab/>RotationMatrix</text:p>
      <text:p text:style-name="P1"><text:tab/>Simugen</text:p>
      <text:p text:style-name="P1"/>
      <text:p text:style-name="P1">multiTubeCG.py hace coarse-graining con n nanotubos</text:p>
      <text:p text:style-name="P1"/>
      <text:p text:style-name="P3"/>
      <text:p text:style-name="P2">*.data son archivos de lammpsdata</text:p>
      <text:p text:style-name="P2">lammps.in es el script de simulacion de lammps</text:p>
      <text:p text:style-name="P2"/>
      <text:p text:style-name="P3">*.pdb, *.psf, *.prm son los archivos de namd</text:p>
      <text:p text:style-name="P2"/>
      <text:p text:style-name="P3">folders de la forma lines###k trabajan con los tubos de todos sus atomos (atomistic)</text:p>
      <text:p text:style-name="P3">folders de la forma lines###k trabajan con los tubos de grano grueso (coarse grain)</text:p>
      <text:p text:style-name="P2"/>
      <text:p text:style-name="P5">MultiTubes es un folder que contenia los nanotubos(2) que genere con wolffia, puede ser borrado pero lo mantengo <text:span text:style-name="T1">ahi </text:span>por el momento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9T10:51:39.944093556</meta:creation-date>
    <dc:date>2020-04-09T15:21:50.959087325</dc:date>
    <meta:editing-duration>PT3H58M51S</meta:editing-duration>
    <meta:editing-cycles>7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113" meta:character-count="781" meta:non-whitespace-character-count="677"/>
  </office:meta>
</office:document-meta>
</file>